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" style:family="table">
      <style:table-properties style:width="18.68cm" fo:margin-left="-0.658cm" table:align="left"/>
    </style:style>
    <style:style style:name="Tabla2.A" style:family="table-column">
      <style:table-column-properties style:column-width="2.302cm"/>
    </style:style>
    <style:style style:name="Tabla2.B" style:family="table-column">
      <style:table-column-properties style:column-width="6.8cm"/>
    </style:style>
    <style:style style:name="Tabla2.C" style:family="table-column">
      <style:table-column-properties style:column-width="1.905cm"/>
    </style:style>
    <style:style style:name="Tabla2.D" style:family="table-column">
      <style:table-column-properties style:column-width="1.191cm"/>
    </style:style>
    <style:style style:name="Tabla2.E" style:family="table-column">
      <style:table-column-properties style:column-width="1.244cm"/>
    </style:style>
    <style:style style:name="Tabla2.F" style:family="table-column">
      <style:table-column-properties style:column-width="1.296cm"/>
    </style:style>
    <style:style style:name="Tabla2.G" style:family="table-column">
      <style:table-column-properties style:column-width="1.032cm"/>
    </style:style>
    <style:style style:name="Tabla2.H" style:family="table-column">
      <style:table-column-properties style:column-width="1.588cm"/>
    </style:style>
    <style:style style:name="Tabla2.I" style:family="table-column">
      <style:table-column-properties style:column-width="1.323cm"/>
    </style:style>
    <style:style style:name="Tabla2.A1" style:family="table-cell">
      <style:table-cell-properties fo:background-color="#999999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.I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3" style:family="table-row">
      <style:table-row-properties style:min-row-height="0.831cm"/>
    </style:style>
    <style:style style:name="Tabla2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2.B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2.C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2.D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2.E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2.F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2.G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2.H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2.I8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none" fo:border-top="none" fo:border-bottom="0.05pt solid #000000"/>
    </style:style>
    <style:style style:name="Tabla2.F11" style:family="table-cell">
      <style:table-cell-properties fo:padding="0.097cm" fo:border-left="0.05pt solid #000000" fo:border-right="none" fo:border-top="none" fo:border-bottom="0.05pt solid #000000"/>
    </style:style>
    <style:style style:name="Tabla2.G11" style:family="table-cell">
      <style:table-cell-properties fo:padding="0.097cm" fo:border-left="0.05pt solid #000000" fo:border-right="none" fo:border-top="none" fo:border-bottom="0.05pt solid #000000"/>
    </style:style>
    <style:style style:name="Tabla2.H11" style:family="table-cell">
      <style:table-cell-properties fo:padding="0.097cm" fo:border-left="0.05pt solid #000000" fo:border-right="none" fo:border-top="none" fo:border-bottom="0.05pt solid #000000"/>
    </style:style>
    <style:style style:name="Tabla2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5" style:family="table-row">
      <style:table-row-properties style:min-row-height="0.815cm"/>
    </style:style>
    <style:style style:name="Tabla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68cm" fo:margin-left="-0.658cm" fo:break-before="page" table:align="left"/>
    </style:style>
    <style:style style:name="Tabla3.A" style:family="table-column">
      <style:table-column-properties style:column-width="2.302cm"/>
    </style:style>
    <style:style style:name="Tabla3.B" style:family="table-column">
      <style:table-column-properties style:column-width="6.8cm"/>
    </style:style>
    <style:style style:name="Tabla3.C" style:family="table-column">
      <style:table-column-properties style:column-width="1.905cm"/>
    </style:style>
    <style:style style:name="Tabla3.D" style:family="table-column">
      <style:table-column-properties style:column-width="1.191cm"/>
    </style:style>
    <style:style style:name="Tabla3.E" style:family="table-column">
      <style:table-column-properties style:column-width="1.244cm"/>
    </style:style>
    <style:style style:name="Tabla3.F" style:family="table-column">
      <style:table-column-properties style:column-width="1.296cm"/>
    </style:style>
    <style:style style:name="Tabla3.G" style:family="table-column">
      <style:table-column-properties style:column-width="1.032cm"/>
    </style:style>
    <style:style style:name="Tabla3.H" style:family="table-column">
      <style:table-column-properties style:column-width="1.588cm"/>
    </style:style>
    <style:style style:name="Tabla3.I" style:family="table-column">
      <style:table-column-properties style:column-width="1.323cm"/>
    </style:style>
    <style:style style:name="Tabla3.A1" style:family="table-cell">
      <style:table-cell-properties fo:background-color="#999999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3.I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3" style:family="table-row">
      <style:table-row-properties style:min-row-height="0.831cm"/>
    </style:style>
    <style:style style:name="Tabla3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3.B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3.C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3.D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3.E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3.F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3.G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3.H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3.I8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1" style:family="table-cell">
      <style:table-cell-properties fo:padding="0.097cm" fo:border-left="0.05pt solid #000000" fo:border-right="none" fo:border-top="none" fo:border-bottom="0.05pt solid #000000"/>
    </style:style>
    <style:style style:name="Tabla3.B11" style:family="table-cell">
      <style:table-cell-properties fo:padding="0.097cm" fo:border-left="0.05pt solid #000000" fo:border-right="none" fo:border-top="none" fo:border-bottom="0.05pt solid #000000"/>
    </style:style>
    <style:style style:name="Tabla3.C11" style:family="table-cell">
      <style:table-cell-properties fo:padding="0.097cm" fo:border-left="0.05pt solid #000000" fo:border-right="none" fo:border-top="none" fo:border-bottom="0.05pt solid #000000"/>
    </style:style>
    <style:style style:name="Tabla3.D11" style:family="table-cell">
      <style:table-cell-properties fo:padding="0.097cm" fo:border-left="0.05pt solid #000000" fo:border-right="none" fo:border-top="none" fo:border-bottom="0.05pt solid #000000"/>
    </style:style>
    <style:style style:name="Tabla3.E11" style:family="table-cell">
      <style:table-cell-properties fo:padding="0.097cm" fo:border-left="0.05pt solid #000000" fo:border-right="none" fo:border-top="none" fo:border-bottom="0.05pt solid #000000"/>
    </style:style>
    <style:style style:name="Tabla3.F11" style:family="table-cell">
      <style:table-cell-properties fo:padding="0.097cm" fo:border-left="0.05pt solid #000000" fo:border-right="none" fo:border-top="none" fo:border-bottom="0.05pt solid #000000"/>
    </style:style>
    <style:style style:name="Tabla3.G11" style:family="table-cell">
      <style:table-cell-properties fo:padding="0.097cm" fo:border-left="0.05pt solid #000000" fo:border-right="none" fo:border-top="none" fo:border-bottom="0.05pt solid #000000"/>
    </style:style>
    <style:style style:name="Tabla3.H11" style:family="table-cell">
      <style:table-cell-properties fo:padding="0.097cm" fo:border-left="0.05pt solid #000000" fo:border-right="none" fo:border-top="none" fo:border-bottom="0.05pt solid #000000"/>
    </style:style>
    <style:style style:name="Tabla3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15" style:family="table-row">
      <style:table-row-properties style:min-row-height="0.815cm"/>
    </style:style>
    <style:style style:name="Tabla3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8.68cm" fo:margin-left="-0.658cm" fo:break-before="page" table:align="left"/>
    </style:style>
    <style:style style:name="Tabla4.A" style:family="table-column">
      <style:table-column-properties style:column-width="2.302cm"/>
    </style:style>
    <style:style style:name="Tabla4.B" style:family="table-column">
      <style:table-column-properties style:column-width="6.8cm"/>
    </style:style>
    <style:style style:name="Tabla4.C" style:family="table-column">
      <style:table-column-properties style:column-width="1.905cm"/>
    </style:style>
    <style:style style:name="Tabla4.D" style:family="table-column">
      <style:table-column-properties style:column-width="1.191cm"/>
    </style:style>
    <style:style style:name="Tabla4.E" style:family="table-column">
      <style:table-column-properties style:column-width="1.244cm"/>
    </style:style>
    <style:style style:name="Tabla4.F" style:family="table-column">
      <style:table-column-properties style:column-width="1.296cm"/>
    </style:style>
    <style:style style:name="Tabla4.G" style:family="table-column">
      <style:table-column-properties style:column-width="1.032cm"/>
    </style:style>
    <style:style style:name="Tabla4.H" style:family="table-column">
      <style:table-column-properties style:column-width="1.588cm"/>
    </style:style>
    <style:style style:name="Tabla4.I" style:family="table-column">
      <style:table-column-properties style:column-width="1.323cm"/>
    </style:style>
    <style:style style:name="Tabla4.A1" style:family="table-cell">
      <style:table-cell-properties fo:background-color="#999999" fo:padding="0.097cm" fo:border="0.05pt solid #000000">
        <style:background-image/>
      </style:table-cell-properties>
    </style:style>
    <style:style style:name="Tabla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4.I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3" style:family="table-row">
      <style:table-row-properties style:min-row-height="0.831cm"/>
    </style:style>
    <style:style style:name="Tabla4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4.B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4.C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4.D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4.E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4.F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4.G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4.H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4.I8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none" fo:border-top="none" fo:border-bottom="0.05pt solid #000000"/>
    </style:style>
    <style:style style:name="Tabla4.C11" style:family="table-cell">
      <style:table-cell-properties fo:padding="0.097cm" fo:border-left="0.05pt solid #000000" fo:border-right="none" fo:border-top="none" fo:border-bottom="0.05pt solid #000000"/>
    </style:style>
    <style:style style:name="Tabla4.D11" style:family="table-cell">
      <style:table-cell-properties fo:padding="0.097cm" fo:border-left="0.05pt solid #000000" fo:border-right="none" fo:border-top="none" fo:border-bottom="0.05pt solid #000000"/>
    </style:style>
    <style:style style:name="Tabla4.E11" style:family="table-cell">
      <style:table-cell-properties fo:padding="0.097cm" fo:border-left="0.05pt solid #000000" fo:border-right="none" fo:border-top="none" fo:border-bottom="0.05pt solid #000000"/>
    </style:style>
    <style:style style:name="Tabla4.F11" style:family="table-cell">
      <style:table-cell-properties fo:padding="0.097cm" fo:border-left="0.05pt solid #000000" fo:border-right="none" fo:border-top="none" fo:border-bottom="0.05pt solid #000000"/>
    </style:style>
    <style:style style:name="Tabla4.G11" style:family="table-cell">
      <style:table-cell-properties fo:padding="0.097cm" fo:border-left="0.05pt solid #000000" fo:border-right="none" fo:border-top="none" fo:border-bottom="0.05pt solid #000000"/>
    </style:style>
    <style:style style:name="Tabla4.H11" style:family="table-cell">
      <style:table-cell-properties fo:padding="0.097cm" fo:border-left="0.05pt solid #000000" fo:border-right="none" fo:border-top="none" fo:border-bottom="0.05pt solid #000000"/>
    </style:style>
    <style:style style:name="Tabla4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15" style:family="table-row">
      <style:table-row-properties style:min-row-height="0.815cm"/>
    </style:style>
    <style:style style:name="Tabla4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8.68cm" fo:margin-left="-0.658cm" fo:break-before="page" table:align="left"/>
    </style:style>
    <style:style style:name="Tabla5.A" style:family="table-column">
      <style:table-column-properties style:column-width="2.302cm"/>
    </style:style>
    <style:style style:name="Tabla5.B" style:family="table-column">
      <style:table-column-properties style:column-width="6.8cm"/>
    </style:style>
    <style:style style:name="Tabla5.C" style:family="table-column">
      <style:table-column-properties style:column-width="1.905cm"/>
    </style:style>
    <style:style style:name="Tabla5.D" style:family="table-column">
      <style:table-column-properties style:column-width="1.191cm"/>
    </style:style>
    <style:style style:name="Tabla5.E" style:family="table-column">
      <style:table-column-properties style:column-width="1.244cm"/>
    </style:style>
    <style:style style:name="Tabla5.F" style:family="table-column">
      <style:table-column-properties style:column-width="1.296cm"/>
    </style:style>
    <style:style style:name="Tabla5.G" style:family="table-column">
      <style:table-column-properties style:column-width="1.032cm"/>
    </style:style>
    <style:style style:name="Tabla5.H" style:family="table-column">
      <style:table-column-properties style:column-width="1.588cm"/>
    </style:style>
    <style:style style:name="Tabla5.I" style:family="table-column">
      <style:table-column-properties style:column-width="1.323cm"/>
    </style:style>
    <style:style style:name="Tabla5.A1" style:family="table-cell">
      <style:table-cell-properties fo:background-color="#999999" fo:padding="0.097cm" fo:border="0.05pt solid #000000">
        <style:background-image/>
      </style:table-cell-properties>
    </style:style>
    <style:style style:name="Tabla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5.I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3" style:family="table-row">
      <style:table-row-properties style:min-row-height="0.831cm"/>
    </style:style>
    <style:style style:name="Tabla5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5.B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5.C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5.D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5.E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5.F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5.G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5.H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5.I8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1" style:family="table-cell">
      <style:table-cell-properties fo:padding="0.097cm" fo:border-left="0.05pt solid #000000" fo:border-right="none" fo:border-top="none" fo:border-bottom="0.05pt solid #000000"/>
    </style:style>
    <style:style style:name="Tabla5.B11" style:family="table-cell">
      <style:table-cell-properties fo:padding="0.097cm" fo:border-left="0.05pt solid #000000" fo:border-right="none" fo:border-top="none" fo:border-bottom="0.05pt solid #000000"/>
    </style:style>
    <style:style style:name="Tabla5.C11" style:family="table-cell">
      <style:table-cell-properties fo:padding="0.097cm" fo:border-left="0.05pt solid #000000" fo:border-right="none" fo:border-top="none" fo:border-bottom="0.05pt solid #000000"/>
    </style:style>
    <style:style style:name="Tabla5.D11" style:family="table-cell">
      <style:table-cell-properties fo:padding="0.097cm" fo:border-left="0.05pt solid #000000" fo:border-right="none" fo:border-top="none" fo:border-bottom="0.05pt solid #000000"/>
    </style:style>
    <style:style style:name="Tabla5.E11" style:family="table-cell">
      <style:table-cell-properties fo:padding="0.097cm" fo:border-left="0.05pt solid #000000" fo:border-right="none" fo:border-top="none" fo:border-bottom="0.05pt solid #000000"/>
    </style:style>
    <style:style style:name="Tabla5.F11" style:family="table-cell">
      <style:table-cell-properties fo:padding="0.097cm" fo:border-left="0.05pt solid #000000" fo:border-right="none" fo:border-top="none" fo:border-bottom="0.05pt solid #000000"/>
    </style:style>
    <style:style style:name="Tabla5.G11" style:family="table-cell">
      <style:table-cell-properties fo:padding="0.097cm" fo:border-left="0.05pt solid #000000" fo:border-right="none" fo:border-top="none" fo:border-bottom="0.05pt solid #000000"/>
    </style:style>
    <style:style style:name="Tabla5.H11" style:family="table-cell">
      <style:table-cell-properties fo:padding="0.097cm" fo:border-left="0.05pt solid #000000" fo:border-right="none" fo:border-top="none" fo:border-bottom="0.05pt solid #000000"/>
    </style:style>
    <style:style style:name="Tabla5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15" style:family="table-row">
      <style:table-row-properties style:min-row-height="0.815cm"/>
    </style:style>
    <style:style style:name="Tabla5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8.68cm" fo:margin-left="-0.658cm" table:align="left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6.8cm"/>
    </style:style>
    <style:style style:name="Tabla1.C" style:family="table-column">
      <style:table-column-properties style:column-width="1.905cm"/>
    </style:style>
    <style:style style:name="Tabla1.D" style:family="table-column">
      <style:table-column-properties style:column-width="1.191cm"/>
    </style:style>
    <style:style style:name="Tabla1.E" style:family="table-column">
      <style:table-column-properties style:column-width="1.244cm"/>
    </style:style>
    <style:style style:name="Tabla1.F" style:family="table-column">
      <style:table-column-properties style:column-width="1.296cm"/>
    </style:style>
    <style:style style:name="Tabla1.G" style:family="table-column">
      <style:table-column-properties style:column-width="1.032cm"/>
    </style:style>
    <style:style style:name="Tabla1.H" style:family="table-column">
      <style:table-column-properties style:column-width="1.588cm"/>
    </style:style>
    <style:style style:name="Tabla1.I" style:family="table-column">
      <style:table-column-properties style:column-width="1.323cm"/>
    </style:style>
    <style:style style:name="Tabla1.A1" style:family="table-cell">
      <style:table-cell-properties fo:background-color="#999999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I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3" style:family="table-row">
      <style:table-row-properties style:min-row-height="0.831cm"/>
    </style:style>
    <style:style style:name="Tabla1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B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C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D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E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F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G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H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I8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G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5" style:family="table-row">
      <style:table-row-properties style:min-row-height="0.815cm"/>
    </style:style>
    <style:style style:name="Tab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3.043cm"/>
    </style:style>
    <style:style style:name="Table5.B" style:family="table-column">
      <style:table-column-properties style:column-width="5.583cm"/>
    </style:style>
    <style:style style:name="Table5.C" style:family="table-column">
      <style:table-column-properties style:column-width="2.963cm"/>
    </style:style>
    <style:style style:name="Table5.D" style:family="table-column">
      <style:table-column-properties style:column-width="3.016cm"/>
    </style:style>
    <style:style style:name="Table5.E" style:family="table-column">
      <style:table-column-properties style:column-width="2.99cm"/>
    </style:style>
    <style:style style:name="Table5.A1" style:family="table-cell">
      <style:table-cell-properties fo:background-color="#999999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718cm"/>
    </style:style>
    <style:style style:name="Table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5cm" fo:margin-left="0cm" table:align="left"/>
    </style:style>
    <style:style style:name="Table6.A" style:family="table-column">
      <style:table-column-properties style:column-width="4.445cm"/>
    </style:style>
    <style:style style:name="Table6.B" style:family="table-column">
      <style:table-column-properties style:column-width="6.72cm"/>
    </style:style>
    <style:style style:name="Table6.C" style:family="table-column">
      <style:table-column-properties style:column-width="3.281cm"/>
    </style:style>
    <style:style style:name="Table6.D" style:family="table-column">
      <style:table-column-properties style:column-width="3.149cm"/>
    </style:style>
    <style:style style:name="Table6.A1" style:family="table-cell">
      <style:table-cell-properties fo:background-color="#999999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0.878cm"/>
    </style:style>
    <style:style style:name="Table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style:font-size-asian="12.25pt" style:font-size-complex="14pt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style:text-underline-style="non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2" style:family="paragraph" style:parent-style-name="Standard" style:master-page-name="">
      <style:paragraph-properties style:page-number="auto" fo:break-before="auto" fo:break-after="auto"/>
      <style:text-properties style:font-name="Arial" fo:font-size="10pt" style:font-size-asian="10pt" style:font-size-complex="10pt"/>
    </style:style>
    <style:style style:name="P13" style:family="paragraph" style:parent-style-name="Standard" style:master-page-name="">
      <style:paragraph-properties style:page-number="auto" fo:break-before="auto" fo:break-after="auto"/>
      <style:text-properties style:font-name="Arial" fo:font-size="12pt" style:font-size-asian="12pt" style:font-size-complex="12pt"/>
    </style:style>
    <style:style style:name="P14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>
      <style:paragraph-properties fo:text-align="center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edicion in datos"&gt;</text:placeholder></text:p>
      <text:p text:style-name="P3"/>
      <text:p text:style-name="Standard"/>
      <text:p text:style-name="P2"><text:tab/><text:tab/><text:tab/><text:tab/><text:tab/><text:span text:style-name="T1">EDICION </text:span><text:span text:style-name="T3"><text:placeholder text:placeholder-type="text">&lt;formatLang(edicion['edicion'].fecha, user.language, date=True)&gt;</text:placeholder></text:span></text:p>
      <text:p text:style-name="P4"/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row>
          <table:table-cell table:style-name="Tabla2.A1" table:number-columns-spanned="9" office:value-type="string">
            <text:p text:style-name="P18"/>
            <text:p text:style-name="P18">COMPOSIC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9">Producto</text:p>
          </table:table-cell>
          <table:table-cell table:style-name="Tabla2.A2" office:value-type="string">
            <text:p text:style-name="P19">Texto</text:p>
          </table:table-cell>
          <table:table-cell table:style-name="Tabla2.A2" office:value-type="string">
            <text:p text:style-name="P19">Ubicación</text:p>
          </table:table-cell>
          <table:table-cell table:style-name="Tabla2.A2" office:value-type="string">
            <text:p text:style-name="P19">col</text:p>
          </table:table-cell>
          <table:table-cell table:style-name="Tabla2.A2" office:value-type="string">
            <text:p text:style-name="P19">cm</text:p>
          </table:table-cell>
          <table:table-cell table:style-name="Tabla2.A2" office:value-type="string">
            <text:p text:style-name="P19">Lineas</text:p>
          </table:table-cell>
          <table:table-cell table:style-name="Tabla2.A2" office:value-type="string">
            <text:p text:style-name="P19">Unid</text:p>
          </table:table-cell>
          <table:table-cell table:style-name="Tabla2.A2" office:value-type="string">
            <text:p text:style-name="P19">Total</text:p>
          </table:table-cell>
          <table:table-cell table:style-name="Tabla2.I2" office:value-type="string">
            <text:p text:style-name="P19">Color o B/N</text:p>
          </table:table-cell>
        </table:table-row>
        <table:table-row table:style-name="Tabla2.3">
          <table:table-cell table:style-name="Tabla2.A3" table:number-columns-spanned="9" office:value-type="string">
            <text:p text:style-name="P6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4" table:number-columns-spanned="9" office:value-type="string">
            <text:p text:style-name="P6"><text:bookmark-start text:name="__DdeLink__6886_1739962548"/><text:placeholder text:placeholder-type="text">&lt;choose test=""&gt;</text:placeholder><text:bookmark-end text:name="__DdeLink__6886_173996254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5" table:number-columns-spanned="9" office:value-type="string">
            <text:p text:style-name="P6"><text:bookmark-start text:name="__DdeLink__576_1739962548"/><text:placeholder text:placeholder-type="text">&lt;when test="p.state != 'cancelada' and p.origen == 'Composicion'"&gt;</text:placeholder><text:bookmark-end text:name="__DdeLink__576_173996254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6" table:number-columns-spanned="9" office:value-type="string">
            <text:p text:style-name="P7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7" table:number-columns-spanned="9" office:value-type="string">
            <text:p text:style-name="P8"><text:bookmark-start text:name="__DdeLink__935_1475289027"/><text:bookmark-start text:name="__DdeLink__953_1475289027"/><text:placeholder text:placeholder-type="text">&lt;when test="p.impresion=='impreso'"&gt;</text:placeholder><text:bookmark-end text:name="__DdeLink__935_1475289027"/><text:bookmark-end text:name="__DdeLink__953_147528902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8" office:value-type="string">
            <text:p text:style-name="P14"><text:bookmark-start text:name="__DdeLink__5170_1739962548"/><text:placeholder text:placeholder-type="text">&lt;p.producto.name&gt;</text:placeholder><text:bookmark-end text:name="__DdeLink__5170_1739962548"/></text:p>
          </table:table-cell>
          <table:table-cell table:style-name="Tabla2.B8" office:value-type="string">
            <text:p text:style-name="P14"><text:bookmark-start text:name="__DdeLink__5178_1739962548"/><text:placeholder text:placeholder-type="text">&lt;p.descrip.split('TEXTO DEL AVISO:')[-1]&gt;</text:placeholder><text:bookmark-end text:name="__DdeLink__5178_1739962548"/></text:p>
          </table:table-cell>
          <table:table-cell table:style-name="Tabla2.C8" office:value-type="string">
            <text:p text:style-name="P14"><text:bookmark-start text:name="__DdeLink__5184_1739962548"/><text:placeholder text:placeholder-type="text">&lt;p.ubicacion&gt;</text:placeholder><text:bookmark-end text:name="__DdeLink__5184_1739962548"/></text:p>
            <text:p text:style-name="P9"><text:placeholder text:placeholder-type="text">&lt;'Pag: '+p.nro_pag if p.nro_pag else ''&gt;</text:placeholder></text:p>
          </table:table-cell>
          <table:table-cell table:style-name="Tabla2.D8" office:value-type="string">
            <text:p text:style-name="P14"><text:bookmark text:name="__DdeLink__5190_1739962548"/><text:placeholder text:placeholder-type="text">&lt;p.col if p.col else ((p.producto.name.split('x')[0]).split(' ')[-1] if p.producto.category.name == 'Aviso Especial' else '')&gt;</text:placeholder><text:soft-page-break/></text:p>
          </table:table-cell>
          <table:table-cell table:style-name="Tabla2.E8" office:value-type="string">
            <text:p text:style-name="P14"><text:placeholder text:placeholder-type="text">&lt;p.cm if p.cm else (p.producto.name.split('x')[1]  if p.producto.category.name == 'Aviso Especial' else '')&gt;</text:placeholder></text:p>
          </table:table-cell>
          <table:table-cell table:style-name="Tabla2.F8" office:value-type="string">
            <text:p text:style-name="P14"><text:placeholder text:placeholder-type="text">&lt;p.lin if p.lin else ''&gt;</text:placeholder></text:p>
          </table:table-cell>
          <table:table-cell table:style-name="Tabla2.G8" office:value-type="string">
            <text:p text:style-name="P14"><text:placeholder text:placeholder-type="text">&lt;p.unidad if p.unidad else ''&gt;</text:placeholder></text:p>
          </table:table-cell>
          <table:table-cell table:style-name="Tabla2.H8" office:value-type="string">
            <text:p text:style-name="P14"><text:placeholder text:placeholder-type="text">&lt;p.col * p.cm  if p.col and p.cm else (float((p.producto.name.split('x')[0]).split(' ')[-1])*float(p.producto.name.split('x')[1]) if p.producto.category.name == 'Aviso Especial' else '')&gt;</text:placeholder><text:soft-page-break/></text:p>
          </table:table-cell>
          <table:table-cell table:style-name="Tabla2.I8" office:value-type="string">
            <text:p text:style-name="P15"><text:placeholder text:placeholder-type="text">&lt;'Color' if len((p.producto.name).split('Color'))&gt;1 else 'B/N'&gt;</text:placeholder></text:p>
          </table:table-cell>
        </table:table-row>
        <table:table-row>
          <table:table-cell table:style-name="Tabla2.A9" table:number-columns-spanned="9" office:value-type="string">
            <text:p text:style-name="P15"><text:bookmark-start text:name="__DdeLink__4326_17399625482"/><text:placeholder text:placeholder-type="text">&lt;/when&gt;</text:placeholder><text:bookmark-end text:name="__DdeLink__4326_17399625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0" table:number-columns-spanned="9" office:value-type="string">
            <text:p text:style-name="P15"><text:bookmark-start text:name="__DdeLink__4320_17399625482"/><text:placeholder text:placeholder-type="text">&lt;otherwise test=""&gt;</text:placeholder><text:bookmark-end text:name="__DdeLink__4320_17399625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1" office:value-type="string">
            <text:p text:style-name="P14"><text:placeholder text:placeholder-type="text">&lt;p.producto.name&gt;</text:placeholder></text:p>
          </table:table-cell>
          <table:table-cell table:style-name="Tabla2.B11" office:value-type="string">
            <text:p text:style-name="P14"><text:placeholder text:placeholder-type="text">&lt;p.descrip.split('TEXTO DEL AVISO:')[-1]&gt;</text:placeholder></text:p>
          </table:table-cell>
          <table:table-cell table:style-name="Tabla2.C11" office:value-type="string">
            <text:p text:style-name="P14"><text:placeholder text:placeholder-type="text">&lt;p.ubicacion&gt;</text:placeholder></text:p>
            <text:p text:style-name="P9"><text:placeholder text:placeholder-type="text">&lt;'Pag: '+p.nro_pag if p.nro_pag else ''&gt;</text:placeholder></text:p>
          </table:table-cell>
          <table:table-cell table:style-name="Tabla2.D11" office:value-type="string">
            <text:p text:style-name="P14"><text:placeholder text:placeholder-type="text">&lt;p.col if p.col else ((p.producto.name.split('x')[0]).split(' ')[-1] if p.producto.category.name == 'Aviso Especial' else '')&gt;</text:placeholder></text:p>
          </table:table-cell>
          <table:table-cell table:style-name="Tabla2.E11" office:value-type="string">
            <text:p text:style-name="P14"><text:placeholder text:placeholder-type="text">&lt;p.cm if p.cm else (p.producto.name.split('x')[1]  if p.producto.category.name == 'Aviso Especial' else '')&gt;</text:placeholder></text:p>
          </table:table-cell>
          <table:table-cell table:style-name="Tabla2.F11" office:value-type="string">
            <text:p text:style-name="P14"><text:placeholder text:placeholder-type="text">&lt;p.lin if p.lin else ''&gt;</text:placeholder></text:p>
          </table:table-cell>
          <table:table-cell table:style-name="Tabla2.G11" office:value-type="string">
            <text:p text:style-name="P14"><text:placeholder text:placeholder-type="text">&lt;p.unidad if p.unidad else ''&gt;</text:placeholder></text:p>
          </table:table-cell>
          <table:table-cell table:style-name="Tabla2.H11" office:value-type="string">
            <text:p text:style-name="P14"><text:placeholder text:placeholder-type="text">&lt;p.col * p.cm  if p.col and p.cm else (Float((p.producto.name.split('x')[0]).split(' ')[-1])*Float(p.producto.name.split('x')[1]) if p.producto.category.name == 'Aviso Especial' else '')&gt;</text:placeholder></text:p>
          </table:table-cell>
          <table:table-cell table:style-name="Tabla2.I11" office:value-type="string">
            <text:p text:style-name="P15"><text:placeholder text:placeholder-type="text">&lt;'Color' if len((p.producto.name).split('Color'))&gt;1 else 'B/N'&gt;</text:placeholder></text:p>
          </table:table-cell>
        </table:table-row>
        <table:table-row>
          <table:table-cell table:style-name="Tabla2.A12" table:number-columns-spanned="9" office:value-type="string">
            <text:p text:style-name="P15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3" table:number-columns-spanned="9" office:value-type="string">
            <text:p text:style-name="P1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4" table:number-columns-spanned="9" office:value-type="string">
            <text:p text:style-name="P1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5">
          <table:table-cell table:style-name="Tabla2.A15" table:number-columns-spanned="9" office:value-type="string">
            <text:p text:style-name="P11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6" table:number-columns-spanned="9" office:value-type="string">
            <text:p text:style-name="P11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7" table:number-columns-spanned="9" office:value-type="string">
            <text:p text:style-name="P6"><text:bookmark-start text:name="__DdeLink__6896_1739962548"/><text:placeholder text:placeholder-type="text">&lt;/choose&gt;</text:placeholder><text:bookmark-end text:name="__DdeLink__6896_173996254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8" table:number-columns-spanned="9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>
          <table:table-cell table:style-name="Tabla3.A1" table:number-columns-spanned="9" office:value-type="string">
            <text:p text:style-name="P18"/>
            <text:p text:style-name="P18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9">Producto</text:p>
          </table:table-cell>
          <table:table-cell table:style-name="Tabla3.A2" office:value-type="string">
            <text:p text:style-name="P19">Texto</text:p>
          </table:table-cell>
          <table:table-cell table:style-name="Tabla3.A2" office:value-type="string">
            <text:p text:style-name="P19">Ubicación</text:p>
          </table:table-cell>
          <table:table-cell table:style-name="Tabla3.A2" office:value-type="string">
            <text:p text:style-name="P19">col</text:p>
          </table:table-cell>
          <table:table-cell table:style-name="Tabla3.A2" office:value-type="string">
            <text:p text:style-name="P19">cm</text:p>
          </table:table-cell>
          <table:table-cell table:style-name="Tabla3.A2" office:value-type="string">
            <text:p text:style-name="P19">Lineas</text:p>
          </table:table-cell>
          <table:table-cell table:style-name="Tabla3.A2" office:value-type="string">
            <text:p text:style-name="P19">Unid</text:p>
          </table:table-cell>
          <table:table-cell table:style-name="Tabla3.A2" office:value-type="string">
            <text:p text:style-name="P19">Total</text:p>
          </table:table-cell>
          <table:table-cell table:style-name="Tabla3.I2" office:value-type="string">
            <text:p text:style-name="P19">Color o B/N</text:p>
          </table:table-cell>
        </table:table-row>
        <table:table-row table:style-name="Tabla3.3">
          <table:table-cell table:style-name="Tabla3.A3" table:number-columns-spanned="9" office:value-type="string">
            <text:p text:style-name="P6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4" table:number-columns-spanned="9" office:value-type="string">
            <text:p text:style-name="P6"><text:bookmark-start text:name="__DdeLink__6886_17399625481"/><text:placeholder text:placeholder-type="text">&lt;choose test=""&gt;</text:placeholder><text:bookmark-end text:name="__DdeLink__6886_173996254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5" table:number-columns-spanned="9" office:value-type="string">
            <text:p text:style-name="P6"><text:bookmark-start text:name="__DdeLink__576_17399625481"/><text:placeholder text:placeholder-type="text">&lt;when test="p.state != 'cancelada' and p.origen == 'E-mail'"&gt;</text:placeholder><text:bookmark-end text:name="__DdeLink__576_173996254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6" table:number-columns-spanned="9" office:value-type="string">
            <text:p text:style-name="P7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7" table:number-columns-spanned="9" office:value-type="string">
            <text:p text:style-name="P8"><text:bookmark-start text:name="__DdeLink__935_14752890271"/><text:bookmark-start text:name="__DdeLink__953_14752890271"/><text:placeholder text:placeholder-type="text">&lt;when test="p.impresion=='impreso'"&gt;</text:placeholder><text:bookmark-end text:name="__DdeLink__935_14752890271"/><text:bookmark-end text:name="__DdeLink__953_147528902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8" office:value-type="string">
            <text:p text:style-name="P14"><text:bookmark-start text:name="__DdeLink__5170_17399625481"/><text:placeholder text:placeholder-type="text">&lt;p.producto.name&gt;</text:placeholder><text:bookmark-end text:name="__DdeLink__5170_17399625481"/></text:p>
          </table:table-cell>
          <table:table-cell table:style-name="Tabla3.B8" office:value-type="string">
            <text:p text:style-name="P14"><text:bookmark-start text:name="__DdeLink__5178_17399625481"/><text:placeholder text:placeholder-type="text">&lt;p.descrip.split('TEXTO DEL AVISO:')[-1]&gt;</text:placeholder><text:bookmark-end text:name="__DdeLink__5178_17399625481"/></text:p>
          </table:table-cell>
          <table:table-cell table:style-name="Tabla3.C8" office:value-type="string">
            <text:p text:style-name="P14"><text:bookmark-start text:name="__DdeLink__5184_17399625481"/><text:placeholder text:placeholder-type="text">&lt;p.ubicacion&gt;</text:placeholder><text:bookmark-end text:name="__DdeLink__5184_17399625481"/></text:p>
            <text:p text:style-name="P9"><text:placeholder text:placeholder-type="text">&lt;'Pag: '+p.nro_pag if p.nro_pag else ''&gt;</text:placeholder></text:p>
          </table:table-cell>
          <table:table-cell table:style-name="Tabla3.D8" office:value-type="string">
            <text:p text:style-name="P14"><text:placeholder text:placeholder-type="text">&lt;p.col if p.col else ((p.producto.name.split('x')[0]).split(' ')[-1] if p.producto.category.name == 'Aviso Especial' else '')&gt;</text:placeholder></text:p>
          </table:table-cell>
          <table:table-cell table:style-name="Tabla3.E8" office:value-type="string">
            <text:p text:style-name="P14"><text:placeholder text:placeholder-type="text">&lt;p.cm if p.cm else (p.producto.name.split('x')[1]  if p.producto.category.name == 'Aviso Especial' else '')&gt;</text:placeholder></text:p>
          </table:table-cell>
          <table:table-cell table:style-name="Tabla3.F8" office:value-type="string">
            <text:p text:style-name="P14"><text:placeholder text:placeholder-type="text">&lt;p.lin if p.lin else ''&gt;</text:placeholder></text:p>
          </table:table-cell>
          <table:table-cell table:style-name="Tabla3.G8" office:value-type="string">
            <text:p text:style-name="P14"><text:placeholder text:placeholder-type="text">&lt;p.unidad if p.unidad else ''&gt;</text:placeholder></text:p>
          </table:table-cell>
          <table:table-cell table:style-name="Tabla3.H8" office:value-type="string">
            <text:p text:style-name="P14"><text:placeholder text:placeholder-type="text">&lt;p.col * p.cm  if p.col and p.cm else (float((p.producto.name.split('x')[0]).split(' ')[-1])*float(p.producto.name.split('x')[1]) if p.producto.category.name == 'Aviso Especial' else '')&gt;</text:placeholder></text:p>
          </table:table-cell>
          <table:table-cell table:style-name="Tabla3.I8" office:value-type="string">
            <text:p text:style-name="P15"><text:placeholder text:placeholder-type="text">&lt;'Color' if len((p.producto.name).split('Color'))&gt;1 else 'B/N'&gt;</text:placeholder></text:p>
          </table:table-cell>
        </table:table-row>
        <table:table-row>
          <table:table-cell table:style-name="Tabla3.A9" table:number-columns-spanned="9" office:value-type="string">
            <text:p text:style-name="P15"><text:bookmark-start text:name="__DdeLink__4326_173996254821"/><text:placeholder text:placeholder-type="text">&lt;/when&gt;</text:placeholder><text:bookmark-end text:name="__DdeLink__4326_17399625482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0" table:number-columns-spanned="9" office:value-type="string">
            <text:p text:style-name="P15"><text:bookmark-start text:name="__DdeLink__4320_173996254821"/><text:placeholder text:placeholder-type="text">&lt;otherwise test=""&gt;</text:placeholder><text:bookmark-end text:name="__DdeLink__4320_17399625482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1" office:value-type="string">
            <text:p text:style-name="P14"><text:placeholder text:placeholder-type="text">&lt;p.producto.name&gt;</text:placeholder></text:p>
          </table:table-cell>
          <table:table-cell table:style-name="Tabla3.B11" office:value-type="string">
            <text:p text:style-name="P14"><text:placeholder text:placeholder-type="text">&lt;p.descrip.split('TEXTO DEL AVISO:')[-1]&gt;</text:placeholder></text:p>
          </table:table-cell>
          <table:table-cell table:style-name="Tabla3.C11" office:value-type="string">
            <text:p text:style-name="P14"><text:placeholder text:placeholder-type="text">&lt;p.ubicacion&gt;</text:placeholder></text:p>
            <text:p text:style-name="P9"><text:placeholder text:placeholder-type="text">&lt;'Pag: '+p.nro_pag if p.nro_pag else ''&gt;</text:placeholder><text:soft-page-break/></text:p>
          </table:table-cell>
          <table:table-cell table:style-name="Tabla3.D11" office:value-type="string">
            <text:p text:style-name="P14"><text:placeholder text:placeholder-type="text">&lt;p.col if p.col else ((p.producto.name.split('x')[0]).split(' ')[-1] if p.producto.category.name == 'Aviso Especial' else '')&gt;</text:placeholder><text:soft-page-break/></text:p>
          </table:table-cell>
          <table:table-cell table:style-name="Tabla3.E11" office:value-type="string">
            <text:p text:style-name="P14"><text:placeholder text:placeholder-type="text">&lt;p.cm if p.cm else (p.producto.name.split('x')[1]  if p.producto.category.name == 'Aviso Especial' else '')&gt;</text:placeholder><text:soft-page-break/></text:p>
          </table:table-cell>
          <table:table-cell table:style-name="Tabla3.F11" office:value-type="string">
            <text:p text:style-name="P14"><text:placeholder text:placeholder-type="text">&lt;p.lin if p.lin else ''&gt;</text:placeholder><text:soft-page-break/></text:p>
          </table:table-cell>
          <table:table-cell table:style-name="Tabla3.G11" office:value-type="string">
            <text:p text:style-name="P14"><text:placeholder text:placeholder-type="text">&lt;p.unidad if p.unidad else ''&gt;</text:placeholder><text:soft-page-break/></text:p>
          </table:table-cell>
          <table:table-cell table:style-name="Tabla3.H11" office:value-type="string">
            <text:p text:style-name="P14"><text:placeholder text:placeholder-type="text">&lt;p.col * p.cm  if p.col and p.cm else (Float((p.producto.name.split('x')[0]).split(' ')[-1])*Float(p.producto.name.split('x')[1]) if p.producto.category.name == 'Aviso Especial' else '')&gt;</text:placeholder><text:soft-page-break/></text:p>
          </table:table-cell>
          <table:table-cell table:style-name="Tabla3.I11" office:value-type="string">
            <text:p text:style-name="P15"><text:placeholder text:placeholder-type="text">&lt;'Color' if len((p.producto.name).split('Color'))&gt;1 else 'B/N'&gt;</text:placeholder><text:soft-page-break/></text:p>
          </table:table-cell>
        </table:table-row>
        <table:table-row>
          <table:table-cell table:style-name="Tabla3.A12" table:number-columns-spanned="9" office:value-type="string">
            <text:p text:style-name="P15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3" table:number-columns-spanned="9" office:value-type="string">
            <text:p text:style-name="P1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4" table:number-columns-spanned="9" office:value-type="string">
            <text:p text:style-name="P1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5">
          <table:table-cell table:style-name="Tabla3.A15" table:number-columns-spanned="9" office:value-type="string">
            <text:p text:style-name="P11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6" table:number-columns-spanned="9" office:value-type="string">
            <text:p text:style-name="P11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7" table:number-columns-spanned="9" office:value-type="string">
            <text:p text:style-name="P6"><text:bookmark-start text:name="__DdeLink__6896_17399625481"/><text:placeholder text:placeholder-type="text">&lt;/choose&gt;</text:placeholder><text:bookmark-end text:name="__DdeLink__6896_173996254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8" table:number-columns-spanned="9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6"/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>
          <table:table-cell table:style-name="Tabla4.A1" table:number-columns-spanned="9" office:value-type="string">
            <text:p text:style-name="P18"/>
            <text:p text:style-name="P18">SCANN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9">Producto</text:p>
          </table:table-cell>
          <table:table-cell table:style-name="Tabla4.A2" office:value-type="string">
            <text:p text:style-name="P19">Texto</text:p>
          </table:table-cell>
          <table:table-cell table:style-name="Tabla4.A2" office:value-type="string">
            <text:p text:style-name="P19">Ubicación</text:p>
          </table:table-cell>
          <table:table-cell table:style-name="Tabla4.A2" office:value-type="string">
            <text:p text:style-name="P19">col</text:p>
          </table:table-cell>
          <table:table-cell table:style-name="Tabla4.A2" office:value-type="string">
            <text:p text:style-name="P19">cm</text:p>
          </table:table-cell>
          <table:table-cell table:style-name="Tabla4.A2" office:value-type="string">
            <text:p text:style-name="P19">Lineas</text:p>
          </table:table-cell>
          <table:table-cell table:style-name="Tabla4.A2" office:value-type="string">
            <text:p text:style-name="P19">Unid</text:p>
          </table:table-cell>
          <table:table-cell table:style-name="Tabla4.A2" office:value-type="string">
            <text:p text:style-name="P19">Total</text:p>
          </table:table-cell>
          <table:table-cell table:style-name="Tabla4.I2" office:value-type="string">
            <text:p text:style-name="P19">Color o B/N</text:p>
          </table:table-cell>
        </table:table-row>
        <table:table-row table:style-name="Tabla4.3">
          <table:table-cell table:style-name="Tabla4.A3" table:number-columns-spanned="9" office:value-type="string">
            <text:p text:style-name="P6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4" table:number-columns-spanned="9" office:value-type="string">
            <text:p text:style-name="P6"><text:bookmark-start text:name="__DdeLink__6886_17399625482"/><text:placeholder text:placeholder-type="text">&lt;choose test=""&gt;</text:placeholder><text:bookmark-end text:name="__DdeLink__6886_17399625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5" table:number-columns-spanned="9" office:value-type="string">
            <text:p text:style-name="P6"><text:bookmark-start text:name="__DdeLink__576_17399625482"/><text:placeholder text:placeholder-type="text">&lt;when test="p.state != 'cancelada' and p.origen == 'Scanner'"&gt;</text:placeholder><text:bookmark-end text:name="__DdeLink__576_17399625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6" table:number-columns-spanned="9" office:value-type="string">
            <text:p text:style-name="P7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7" table:number-columns-spanned="9" office:value-type="string">
            <text:p text:style-name="P8"><text:bookmark-start text:name="__DdeLink__935_14752890272"/><text:bookmark-start text:name="__DdeLink__953_14752890272"/><text:placeholder text:placeholder-type="text">&lt;when test="p.impresion=='impreso'"&gt;</text:placeholder><text:bookmark-end text:name="__DdeLink__935_14752890272"/><text:bookmark-end text:name="__DdeLink__953_147528902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4"><text:bookmark-start text:name="__DdeLink__5170_17399625482"/><text:placeholder text:placeholder-type="text">&lt;p.producto.name&gt;</text:placeholder><text:bookmark-end text:name="__DdeLink__5170_17399625482"/></text:p>
          </table:table-cell>
          <table:table-cell table:style-name="Tabla4.B8" office:value-type="string">
            <text:p text:style-name="P14"><text:bookmark-start text:name="__DdeLink__5178_17399625482"/><text:placeholder text:placeholder-type="text">&lt;p.descrip.split('TEXTO DEL AVISO:')[-1]&gt;</text:placeholder><text:bookmark-end text:name="__DdeLink__5178_17399625482"/></text:p>
          </table:table-cell>
          <table:table-cell table:style-name="Tabla4.C8" office:value-type="string">
            <text:p text:style-name="P14"><text:bookmark-start text:name="__DdeLink__5184_17399625482"/><text:placeholder text:placeholder-type="text">&lt;p.ubicacion&gt;</text:placeholder><text:bookmark-end text:name="__DdeLink__5184_17399625482"/></text:p>
            <text:p text:style-name="P9"><text:placeholder text:placeholder-type="text">&lt;'Pag: '+p.nro_pag if p.nro_pag else ''&gt;</text:placeholder></text:p>
          </table:table-cell>
          <table:table-cell table:style-name="Tabla4.D8" office:value-type="string">
            <text:p text:style-name="P14"><text:placeholder text:placeholder-type="text">&lt;p.col if p.col else ((p.producto.name.split('x')[0]).split(' ')[-1] if p.producto.category.name == 'Aviso Especial' else '')&gt;</text:placeholder></text:p>
          </table:table-cell>
          <table:table-cell table:style-name="Tabla4.E8" office:value-type="string">
            <text:p text:style-name="P14"><text:placeholder text:placeholder-type="text">&lt;p.cm if p.cm else (p.producto.name.split('x')[1]  if p.producto.category.name == 'Aviso Especial' else '')&gt;</text:placeholder></text:p>
          </table:table-cell>
          <table:table-cell table:style-name="Tabla4.F8" office:value-type="string">
            <text:p text:style-name="P14"><text:placeholder text:placeholder-type="text">&lt;p.lin if p.lin else ''&gt;</text:placeholder></text:p>
          </table:table-cell>
          <table:table-cell table:style-name="Tabla4.G8" office:value-type="string">
            <text:p text:style-name="P14"><text:placeholder text:placeholder-type="text">&lt;p.unidad if p.unidad else ''&gt;</text:placeholder></text:p>
          </table:table-cell>
          <table:table-cell table:style-name="Tabla4.H8" office:value-type="string">
            <text:p text:style-name="P14"><text:placeholder text:placeholder-type="text">&lt;p.col * p.cm  if p.col and p.cm else (float((p.producto.name.split('x')[0]).split(' ')[-1])*float(p.producto.name.split('x')[1]) if p.producto.category.name == 'Aviso Especial' else '')&gt;</text:placeholder></text:p>
          </table:table-cell>
          <table:table-cell table:style-name="Tabla4.I8" office:value-type="string">
            <text:p text:style-name="P15"><text:placeholder text:placeholder-type="text">&lt;'Color' if len((p.producto.name).split('Color'))&gt;1 else 'B/N'&gt;</text:placeholder></text:p>
          </table:table-cell>
        </table:table-row>
        <table:table-row>
          <table:table-cell table:style-name="Tabla4.A9" table:number-columns-spanned="9" office:value-type="string">
            <text:p text:style-name="P15"><text:bookmark-start text:name="__DdeLink__4326_173996254822"/><text:placeholder text:placeholder-type="text">&lt;/when&gt;</text:placeholder><text:bookmark-end text:name="__DdeLink__4326_17399625482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10" table:number-columns-spanned="9" office:value-type="string">
            <text:p text:style-name="P15"><text:bookmark-start text:name="__DdeLink__4320_173996254822"/><text:placeholder text:placeholder-type="text">&lt;otherwise test=""&gt;</text:placeholder><text:bookmark-end text:name="__DdeLink__4320_17399625482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11" office:value-type="string">
            <text:p text:style-name="P14"><text:placeholder text:placeholder-type="text">&lt;p.producto.name&gt;</text:placeholder></text:p>
          </table:table-cell>
          <table:table-cell table:style-name="Tabla4.B11" office:value-type="string">
            <text:p text:style-name="P14"><text:placeholder text:placeholder-type="text">&lt;p.descrip.split('TEXTO DEL AVISO:')[-1]&gt;</text:placeholder></text:p>
          </table:table-cell>
          <table:table-cell table:style-name="Tabla4.C11" office:value-type="string">
            <text:p text:style-name="P14"><text:placeholder text:placeholder-type="text">&lt;p.ubicacion&gt;</text:placeholder></text:p>
            <text:p text:style-name="P9"><text:placeholder text:placeholder-type="text">&lt;'Pag: '+p.nro_pag if p.nro_pag else ''&gt;</text:placeholder><text:soft-page-break/></text:p>
          </table:table-cell>
          <table:table-cell table:style-name="Tabla4.D11" office:value-type="string">
            <text:p text:style-name="P14"><text:placeholder text:placeholder-type="text">&lt;p.col if p.col else ((p.producto.name.split('x')[0]).split(' ')[-1] if p.producto.category.name == 'Aviso Especial' else '')&gt;</text:placeholder><text:soft-page-break/></text:p>
          </table:table-cell>
          <table:table-cell table:style-name="Tabla4.E11" office:value-type="string">
            <text:p text:style-name="P14"><text:placeholder text:placeholder-type="text">&lt;p.cm if p.cm else (p.producto.name.split('x')[1]  if p.producto.category.name == 'Aviso Especial' else '')&gt;</text:placeholder><text:soft-page-break/></text:p>
          </table:table-cell>
          <table:table-cell table:style-name="Tabla4.F11" office:value-type="string">
            <text:p text:style-name="P14"><text:placeholder text:placeholder-type="text">&lt;p.lin if p.lin else ''&gt;</text:placeholder><text:soft-page-break/></text:p>
          </table:table-cell>
          <table:table-cell table:style-name="Tabla4.G11" office:value-type="string">
            <text:p text:style-name="P14"><text:placeholder text:placeholder-type="text">&lt;p.unidad if p.unidad else ''&gt;</text:placeholder><text:soft-page-break/></text:p>
          </table:table-cell>
          <table:table-cell table:style-name="Tabla4.H11" office:value-type="string">
            <text:p text:style-name="P14"><text:placeholder text:placeholder-type="text">&lt;p.col * p.cm  if p.col and p.cm else (Float((p.producto.name.split('x')[0]).split(' ')[-1])*Float(p.producto.name.split('x')[1]) if p.producto.category.name == 'Aviso Especial' else '')&gt;</text:placeholder><text:soft-page-break/></text:p>
          </table:table-cell>
          <table:table-cell table:style-name="Tabla4.I11" office:value-type="string">
            <text:p text:style-name="P15"><text:placeholder text:placeholder-type="text">&lt;'Color' if len((p.producto.name).split('Color'))&gt;1 else 'B/N'&gt;</text:placeholder><text:soft-page-break/></text:p>
          </table:table-cell>
        </table:table-row>
        <table:table-row>
          <table:table-cell table:style-name="Tabla4.A12" table:number-columns-spanned="9" office:value-type="string">
            <text:p text:style-name="P15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13" table:number-columns-spanned="9" office:value-type="string">
            <text:p text:style-name="P1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14" table:number-columns-spanned="9" office:value-type="string">
            <text:p text:style-name="P1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5">
          <table:table-cell table:style-name="Tabla4.A15" table:number-columns-spanned="9" office:value-type="string">
            <text:p text:style-name="P11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16" table:number-columns-spanned="9" office:value-type="string">
            <text:p text:style-name="P11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17" table:number-columns-spanned="9" office:value-type="string">
            <text:p text:style-name="P6"><text:bookmark-start text:name="__DdeLink__6896_17399625482"/><text:placeholder text:placeholder-type="text">&lt;/choose&gt;</text:placeholder><text:bookmark-end text:name="__DdeLink__6896_17399625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18" table:number-columns-spanned="9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row>
          <table:table-cell table:style-name="Tabla5.A1" table:number-columns-spanned="9" office:value-type="string">
            <text:p text:style-name="P18"/>
            <text:p text:style-name="P18">SIG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9">Producto</text:p>
          </table:table-cell>
          <table:table-cell table:style-name="Tabla5.A2" office:value-type="string">
            <text:p text:style-name="P19">Texto</text:p>
          </table:table-cell>
          <table:table-cell table:style-name="Tabla5.A2" office:value-type="string">
            <text:p text:style-name="P19">Ubicación</text:p>
          </table:table-cell>
          <table:table-cell table:style-name="Tabla5.A2" office:value-type="string">
            <text:p text:style-name="P19">col</text:p>
          </table:table-cell>
          <table:table-cell table:style-name="Tabla5.A2" office:value-type="string">
            <text:p text:style-name="P19">cm</text:p>
          </table:table-cell>
          <table:table-cell table:style-name="Tabla5.A2" office:value-type="string">
            <text:p text:style-name="P19">Lineas</text:p>
          </table:table-cell>
          <table:table-cell table:style-name="Tabla5.A2" office:value-type="string">
            <text:p text:style-name="P19">Unid</text:p>
          </table:table-cell>
          <table:table-cell table:style-name="Tabla5.A2" office:value-type="string">
            <text:p text:style-name="P19">Total</text:p>
          </table:table-cell>
          <table:table-cell table:style-name="Tabla5.I2" office:value-type="string">
            <text:p text:style-name="P19">Color o B/N</text:p>
          </table:table-cell>
        </table:table-row>
        <table:table-row table:style-name="Tabla5.3">
          <table:table-cell table:style-name="Tabla5.A3" table:number-columns-spanned="9" office:value-type="string">
            <text:p text:style-name="P6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4" table:number-columns-spanned="9" office:value-type="string">
            <text:p text:style-name="P6"><text:bookmark-start text:name="__DdeLink__6886_17399625483"/><text:placeholder text:placeholder-type="text">&lt;choose test=""&gt;</text:placeholder><text:bookmark-end text:name="__DdeLink__6886_173996254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5" table:number-columns-spanned="9" office:value-type="string">
            <text:p text:style-name="P6"><text:bookmark-start text:name="__DdeLink__576_17399625483"/><text:placeholder text:placeholder-type="text">&lt;when test="p.state != 'cancelada' and p.origen == 'Sigue'"&gt;</text:placeholder><text:bookmark-end text:name="__DdeLink__576_173996254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6" table:number-columns-spanned="9" office:value-type="string">
            <text:p text:style-name="P7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7" table:number-columns-spanned="9" office:value-type="string">
            <text:p text:style-name="P8"><text:bookmark-start text:name="__DdeLink__935_14752890273"/><text:bookmark-start text:name="__DdeLink__953_14752890273"/><text:placeholder text:placeholder-type="text">&lt;when test="p.impresion=='impreso'"&gt;</text:placeholder><text:bookmark-end text:name="__DdeLink__935_14752890273"/><text:bookmark-end text:name="__DdeLink__953_1475289027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8" office:value-type="string">
            <text:p text:style-name="P14"><text:bookmark-start text:name="__DdeLink__5170_17399625483"/><text:placeholder text:placeholder-type="text">&lt;p.producto.name&gt;</text:placeholder><text:bookmark-end text:name="__DdeLink__5170_17399625483"/></text:p>
          </table:table-cell>
          <table:table-cell table:style-name="Tabla5.B8" office:value-type="string">
            <text:p text:style-name="P14"><text:bookmark-start text:name="__DdeLink__5178_17399625483"/><text:placeholder text:placeholder-type="text">&lt;p.descrip.split('TEXTO DEL AVISO:')[-1]&gt;</text:placeholder><text:bookmark-end text:name="__DdeLink__5178_17399625483"/></text:p>
          </table:table-cell>
          <table:table-cell table:style-name="Tabla5.C8" office:value-type="string">
            <text:p text:style-name="P14"><text:bookmark-start text:name="__DdeLink__5184_17399625483"/><text:placeholder text:placeholder-type="text">&lt;p.ubicacion&gt;</text:placeholder><text:bookmark-end text:name="__DdeLink__5184_17399625483"/></text:p>
            <text:p text:style-name="P9"><text:placeholder text:placeholder-type="text">&lt;'Pag: '+p.nro_pag if p.nro_pag else ''&gt;</text:placeholder></text:p>
          </table:table-cell>
          <table:table-cell table:style-name="Tabla5.D8" office:value-type="string">
            <text:p text:style-name="P14"><text:placeholder text:placeholder-type="text">&lt;p.col if p.col else ((p.producto.name.split('x')[0]).split(' ')[-1] if p.producto.category.name == 'Aviso Especial' else '')&gt;</text:placeholder></text:p>
          </table:table-cell>
          <table:table-cell table:style-name="Tabla5.E8" office:value-type="string">
            <text:p text:style-name="P14"><text:placeholder text:placeholder-type="text">&lt;p.cm if p.cm else (p.producto.name.split('x')[1]  if p.producto.category.name == 'Aviso Especial' else '')&gt;</text:placeholder></text:p>
          </table:table-cell>
          <table:table-cell table:style-name="Tabla5.F8" office:value-type="string">
            <text:p text:style-name="P14"><text:placeholder text:placeholder-type="text">&lt;p.lin if p.lin else ''&gt;</text:placeholder></text:p>
          </table:table-cell>
          <table:table-cell table:style-name="Tabla5.G8" office:value-type="string">
            <text:p text:style-name="P14"><text:placeholder text:placeholder-type="text">&lt;p.unidad if p.unidad else ''&gt;</text:placeholder></text:p>
          </table:table-cell>
          <table:table-cell table:style-name="Tabla5.H8" office:value-type="string">
            <text:p text:style-name="P14"><text:placeholder text:placeholder-type="text">&lt;p.col * p.cm  if p.col and p.cm else (float((p.producto.name.split('x')[0]).split(' ')[-1])*float(p.producto.name.split('x')[1]) if p.producto.category.name == 'Aviso Especial' else '')&gt;</text:placeholder></text:p>
          </table:table-cell>
          <table:table-cell table:style-name="Tabla5.I8" office:value-type="string">
            <text:p text:style-name="P15"><text:placeholder text:placeholder-type="text">&lt;'Color' if len((p.producto.name).split('Color'))&gt;1 else 'B/N'&gt;</text:placeholder></text:p>
          </table:table-cell>
        </table:table-row>
        <table:table-row>
          <table:table-cell table:style-name="Tabla5.A9" table:number-columns-spanned="9" office:value-type="string">
            <text:p text:style-name="P15"><text:bookmark-start text:name="__DdeLink__4326_173996254823"/><text:placeholder text:placeholder-type="text">&lt;/when&gt;</text:placeholder><text:bookmark-end text:name="__DdeLink__4326_17399625482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10" table:number-columns-spanned="9" office:value-type="string">
            <text:p text:style-name="P15"><text:bookmark-start text:name="__DdeLink__4320_173996254823"/><text:placeholder text:placeholder-type="text">&lt;otherwise test=""&gt;</text:placeholder><text:bookmark-end text:name="__DdeLink__4320_17399625482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11" office:value-type="string">
            <text:p text:style-name="P14"><text:placeholder text:placeholder-type="text">&lt;p.producto.name&gt;</text:placeholder></text:p>
          </table:table-cell>
          <table:table-cell table:style-name="Tabla5.B11" office:value-type="string">
            <text:p text:style-name="P14"><text:placeholder text:placeholder-type="text">&lt;p.descrip.split('TEXTO DEL AVISO:')[-1]&gt;</text:placeholder></text:p>
          </table:table-cell>
          <table:table-cell table:style-name="Tabla5.C11" office:value-type="string">
            <text:p text:style-name="P14"><text:placeholder text:placeholder-type="text">&lt;p.ubicacion&gt;</text:placeholder></text:p>
            <text:p text:style-name="P9"><text:placeholder text:placeholder-type="text">&lt;'Pag: '+p.nro_pag if p.nro_pag else ''&gt;</text:placeholder><text:soft-page-break/></text:p>
          </table:table-cell>
          <table:table-cell table:style-name="Tabla5.D11" office:value-type="string">
            <text:p text:style-name="P14"><text:placeholder text:placeholder-type="text">&lt;p.col if p.col else ((p.producto.name.split('x')[0]).split(' ')[-1] if p.producto.category.name == 'Aviso Especial' else '')&gt;</text:placeholder><text:soft-page-break/></text:p>
          </table:table-cell>
          <table:table-cell table:style-name="Tabla5.E11" office:value-type="string">
            <text:p text:style-name="P14"><text:placeholder text:placeholder-type="text">&lt;p.cm if p.cm else (p.producto.name.split('x')[1]  if p.producto.category.name == 'Aviso Especial' else '')&gt;</text:placeholder><text:soft-page-break/></text:p>
          </table:table-cell>
          <table:table-cell table:style-name="Tabla5.F11" office:value-type="string">
            <text:p text:style-name="P14"><text:placeholder text:placeholder-type="text">&lt;p.lin if p.lin else ''&gt;</text:placeholder><text:soft-page-break/></text:p>
          </table:table-cell>
          <table:table-cell table:style-name="Tabla5.G11" office:value-type="string">
            <text:p text:style-name="P14"><text:placeholder text:placeholder-type="text">&lt;p.unidad if p.unidad else ''&gt;</text:placeholder><text:soft-page-break/></text:p>
          </table:table-cell>
          <table:table-cell table:style-name="Tabla5.H11" office:value-type="string">
            <text:p text:style-name="P14"><text:placeholder text:placeholder-type="text">&lt;p.col * p.cm  if p.col and p.cm else (Float((p.producto.name.split('x')[0]).split(' ')[-1])*Float(p.producto.name.split('x')[1]) if p.producto.category.name == 'Aviso Especial' else '')&gt;</text:placeholder><text:soft-page-break/></text:p>
          </table:table-cell>
          <table:table-cell table:style-name="Tabla5.I11" office:value-type="string">
            <text:p text:style-name="P15"><text:placeholder text:placeholder-type="text">&lt;'Color' if len((p.producto.name).split('Color'))&gt;1 else 'B/N'&gt;</text:placeholder><text:soft-page-break/></text:p>
          </table:table-cell>
        </table:table-row>
        <table:table-row>
          <table:table-cell table:style-name="Tabla5.A12" table:number-columns-spanned="9" office:value-type="string">
            <text:p text:style-name="P15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13" table:number-columns-spanned="9" office:value-type="string">
            <text:p text:style-name="P1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14" table:number-columns-spanned="9" office:value-type="string">
            <text:p text:style-name="P1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5">
          <table:table-cell table:style-name="Tabla5.A15" table:number-columns-spanned="9" office:value-type="string">
            <text:p text:style-name="P11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16" table:number-columns-spanned="9" office:value-type="string">
            <text:p text:style-name="P11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17" table:number-columns-spanned="9" office:value-type="string">
            <text:p text:style-name="P6"><text:bookmark-start text:name="__DdeLink__6896_17399625483"/><text:placeholder text:placeholder-type="text">&lt;/choose&gt;</text:placeholder><text:bookmark-end text:name="__DdeLink__6896_173996254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18" table:number-columns-spanned="9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table:number-columns-spanned="9" office:value-type="string">
            <text:p text:style-name="P18"/>
            <text:p text:style-name="P18">SIN CAR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9">Producto</text:p>
          </table:table-cell>
          <table:table-cell table:style-name="Tabla1.A2" office:value-type="string">
            <text:p text:style-name="P19">Texto</text:p>
          </table:table-cell>
          <table:table-cell table:style-name="Tabla1.A2" office:value-type="string">
            <text:p text:style-name="P19">Ubicación</text:p>
          </table:table-cell>
          <table:table-cell table:style-name="Tabla1.A2" office:value-type="string">
            <text:p text:style-name="P19">col</text:p>
          </table:table-cell>
          <table:table-cell table:style-name="Tabla1.A2" office:value-type="string">
            <text:p text:style-name="P19">cm</text:p>
          </table:table-cell>
          <table:table-cell table:style-name="Tabla1.A2" office:value-type="string">
            <text:p text:style-name="P19">Lineas</text:p>
          </table:table-cell>
          <table:table-cell table:style-name="Tabla1.A2" office:value-type="string">
            <text:p text:style-name="P19">Unid</text:p>
          </table:table-cell>
          <table:table-cell table:style-name="Tabla1.A2" office:value-type="string">
            <text:p text:style-name="P19">Total</text:p>
          </table:table-cell>
          <table:table-cell table:style-name="Tabla1.I2" office:value-type="string">
            <text:p text:style-name="P19">Color o B/N</text:p>
          </table:table-cell>
        </table:table-row>
        <table:table-row table:style-name="Tabla1.3">
          <table:table-cell table:style-name="Tabla1.A3" table:number-columns-spanned="9" office:value-type="string">
            <text:p text:style-name="P6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table:number-columns-spanned="9" office:value-type="string">
            <text:p text:style-name="P6"><text:bookmark-start text:name="__DdeLink__6886_17399625484"/><text:placeholder text:placeholder-type="text">&lt;choose test=""&gt;</text:placeholder><text:bookmark-end text:name="__DdeLink__6886_1739962548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9" office:value-type="string">
            <text:p text:style-name="P6"><text:bookmark-start text:name="__DdeLink__576_17399625484"/><text:placeholder text:placeholder-type="text">&lt;when test="p.state != 'cancelada' and p.origen == 'Sin cargo'"&gt;</text:placeholder><text:bookmark-end text:name="__DdeLink__576_1739962548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6" table:number-columns-spanned="9" office:value-type="string">
            <text:p text:style-name="P7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" table:number-columns-spanned="9" office:value-type="string">
            <text:p text:style-name="P8"><text:bookmark-start text:name="__DdeLink__935_14752890274"/><text:bookmark-start text:name="__DdeLink__953_14752890274"/><text:placeholder text:placeholder-type="text">&lt;when test="p.impresion=='impreso'"&gt;</text:placeholder><text:bookmark-end text:name="__DdeLink__935_14752890274"/><text:bookmark-end text:name="__DdeLink__953_1475289027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office:value-type="string">
            <text:p text:style-name="P14"><text:bookmark-start text:name="__DdeLink__5170_17399625484"/><text:placeholder text:placeholder-type="text">&lt;p.producto.name&gt;</text:placeholder><text:bookmark-end text:name="__DdeLink__5170_17399625484"/></text:p>
          </table:table-cell>
          <table:table-cell table:style-name="Tabla1.B8" office:value-type="string">
            <text:p text:style-name="P14"><text:bookmark-start text:name="__DdeLink__5178_17399625484"/><text:placeholder text:placeholder-type="text">&lt;p.descrip.split('TEXTO DEL AVISO:')[-1]&gt;</text:placeholder><text:bookmark-end text:name="__DdeLink__5178_17399625484"/></text:p>
          </table:table-cell>
          <table:table-cell table:style-name="Tabla1.C8" office:value-type="string">
            <text:p text:style-name="P14"><text:bookmark-start text:name="__DdeLink__5184_17399625484"/><text:placeholder text:placeholder-type="text">&lt;p.ubicacion&gt;</text:placeholder><text:bookmark-end text:name="__DdeLink__5184_17399625484"/></text:p>
            <text:p text:style-name="P9"><text:placeholder text:placeholder-type="text">&lt;'Pag: '+p.nro_pag if p.nro_pag else ''&gt;</text:placeholder></text:p>
          </table:table-cell>
          <table:table-cell table:style-name="Tabla1.D8" office:value-type="string">
            <text:p text:style-name="P14"><text:placeholder text:placeholder-type="text">&lt;p.col if p.col else ((p.producto.name.split('x')[0]).split(' ')[-1] if p.producto.category.name == 'Aviso Especial' else '')&gt;</text:placeholder></text:p>
          </table:table-cell>
          <table:table-cell table:style-name="Tabla1.E8" office:value-type="string">
            <text:p text:style-name="P14"><text:placeholder text:placeholder-type="text">&lt;p.cm if p.cm else (p.producto.name.split('x')[1]  if p.producto.category.name == 'Aviso Especial' else '')&gt;</text:placeholder></text:p>
          </table:table-cell>
          <table:table-cell table:style-name="Tabla1.F8" office:value-type="string">
            <text:p text:style-name="P14"><text:placeholder text:placeholder-type="text">&lt;p.lin if p.lin else ''&gt;</text:placeholder></text:p>
          </table:table-cell>
          <table:table-cell table:style-name="Tabla1.G8" office:value-type="string">
            <text:p text:style-name="P14"><text:placeholder text:placeholder-type="text">&lt;p.unidad if p.unidad else ''&gt;</text:placeholder></text:p>
          </table:table-cell>
          <table:table-cell table:style-name="Tabla1.H8" office:value-type="string">
            <text:p text:style-name="P14"><text:placeholder text:placeholder-type="text">&lt;p.col * p.cm  if p.col and p.cm else (float((p.producto.name.split('x')[0]).split(' ')[-1])*float(p.producto.name.split('x')[1]) if p.producto.category.name == 'Aviso Especial' else '')&gt;</text:placeholder></text:p>
          </table:table-cell>
          <table:table-cell table:style-name="Tabla1.I8" office:value-type="string">
            <text:p text:style-name="P15"><text:placeholder text:placeholder-type="text">&lt;'Color' if len((p.producto.name).split('Color'))&gt;1 else 'B/N'&gt;</text:placeholder></text:p>
          </table:table-cell>
        </table:table-row>
        <table:table-row>
          <table:table-cell table:style-name="Tabla1.A9" table:number-columns-spanned="9" office:value-type="string">
            <text:p text:style-name="P15"><text:bookmark-start text:name="__DdeLink__4326_173996254824"/><text:placeholder text:placeholder-type="text">&lt;/when&gt;</text:placeholder><text:bookmark-end text:name="__DdeLink__4326_17399625482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0" table:number-columns-spanned="9" office:value-type="string">
            <text:p text:style-name="P15"><text:bookmark-start text:name="__DdeLink__4320_173996254824"/><text:placeholder text:placeholder-type="text">&lt;otherwise test=""&gt;</text:placeholder><text:bookmark-end text:name="__DdeLink__4320_17399625482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1" office:value-type="string">
            <text:p text:style-name="P14"><text:placeholder text:placeholder-type="text">&lt;p.producto.name&gt;</text:placeholder></text:p>
          </table:table-cell>
          <table:table-cell table:style-name="Tabla1.B11" office:value-type="string">
            <text:p text:style-name="P14"><text:placeholder text:placeholder-type="text">&lt;p.descrip.split('TEXTO DEL AVISO:')[-1]&gt;</text:placeholder></text:p>
          </table:table-cell>
          <table:table-cell table:style-name="Tabla1.C11" office:value-type="string">
            <text:p text:style-name="P14"><text:placeholder text:placeholder-type="text">&lt;p.ubicacion&gt;</text:placeholder></text:p>
            <text:p text:style-name="P9"><text:soft-page-break/><text:placeholder text:placeholder-type="text">&lt;'Pag: '+p.nro_pag if p.nro_pag else ''&gt;</text:placeholder></text:p>
          </table:table-cell>
          <table:table-cell table:style-name="Tabla1.D11" office:value-type="string">
            <text:p text:style-name="P14"><text:placeholder text:placeholder-type="text">&lt;p.col if p.col else ((p.producto.name.split('x')[0]).split(' ')[-1] if p.producto.category.name == 'Aviso Especial' else '')&gt;</text:placeholder><text:soft-page-break/></text:p>
          </table:table-cell>
          <table:table-cell table:style-name="Tabla1.E11" office:value-type="string">
            <text:p text:style-name="P14"><text:placeholder text:placeholder-type="text">&lt;p.cm if p.cm else (p.producto.name.split('x')[1]  if p.producto.category.name == 'Aviso Especial' else '')&gt;</text:placeholder><text:soft-page-break/></text:p>
          </table:table-cell>
          <table:table-cell table:style-name="Tabla1.F11" office:value-type="string">
            <text:p text:style-name="P14"><text:placeholder text:placeholder-type="text">&lt;p.lin if p.lin else ''&gt;</text:placeholder><text:soft-page-break/></text:p>
          </table:table-cell>
          <table:table-cell table:style-name="Tabla1.G11" office:value-type="string">
            <text:p text:style-name="P14"><text:placeholder text:placeholder-type="text">&lt;p.unidad if p.unidad else ''&gt;</text:placeholder><text:soft-page-break/></text:p>
          </table:table-cell>
          <table:table-cell table:style-name="Tabla1.H11" office:value-type="string">
            <text:p text:style-name="P14"><text:placeholder text:placeholder-type="text">&lt;p.col * p.cm  if p.col and p.cm else (Float((p.producto.name.split('x')[0]).split(' ')[-1])*Float(p.producto.name.split('x')[1]) if p.producto.category.name == 'Aviso Especial' else '')&gt;</text:placeholder><text:soft-page-break/></text:p>
          </table:table-cell>
          <table:table-cell table:style-name="Tabla1.I11" office:value-type="string">
            <text:p text:style-name="P15"><text:placeholder text:placeholder-type="text">&lt;'Color' if len((p.producto.name).split('Color'))&gt;1 else 'B/N'&gt;</text:placeholder><text:soft-page-break/></text:p>
          </table:table-cell>
        </table:table-row>
        <table:table-row>
          <table:table-cell table:style-name="Tabla1.A12" table:number-columns-spanned="9" office:value-type="string">
            <text:p text:style-name="P15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" table:number-columns-spanned="9" office:value-type="string">
            <text:p text:style-name="P1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4" table:number-columns-spanned="9" office:value-type="string">
            <text:p text:style-name="P1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9" office:value-type="string">
            <text:p text:style-name="P11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6" table:number-columns-spanned="9" office:value-type="string">
            <text:p text:style-name="P11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9" office:value-type="string">
            <text:p text:style-name="P6"><text:bookmark-start text:name="__DdeLink__6896_17399625484"/><text:placeholder text:placeholder-type="text">&lt;/choose&gt;</text:placeholder><text:bookmark-end text:name="__DdeLink__6896_1739962548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8" table:number-columns-spanned="9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><text:tab/>Cm en B/N:<text:tab/><text:span text:style-name="T2"><text:placeholder text:placeholder-type="text">&lt;edicion['cm_bn']&gt;</text:placeholder></text:span><text:tab/><text:tab/>Cantidad en B/N: <text:tab/><text:span text:style-name="T2"><text:placeholder text:placeholder-type="text">&lt;edicion['cant_bn']&gt;</text:placeholder></text:span></text:p>
      <text:p text:style-name="P1"><text:tab/>Cm en Color:<text:tab/><text:span text:style-name="T2"><text:placeholder text:placeholder-type="text">&lt;edicion['cm_color']&gt;</text:placeholder></text:span><text:tab/><text:tab/>Cantidad en Color:<text:tab/><text:span text:style-name="T2"><text:placeholder text:placeholder-type="text">&lt;edicion['cant_color']&gt;</text:placeholder></text:span></text:p>
      <text:p text:style-name="P1"><draw:line text:anchor-type="paragraph" draw:z-index="0" draw:style-name="gr1" draw:text-style-name="P20" svg:x1="0.162cm" svg:y1="0.205cm" svg:x2="17.669cm" svg:y2="0.161cm"><text:p/></draw:line><text:tab/></text:p>
      <text:p text:style-name="P1"><text:tab/>Cm Totales:<text:tab/><text:span text:style-name="T2"><text:placeholder text:placeholder-type="text">&lt;edicion['cm_totales']&gt;</text:placeholder></text:span><text:tab/><text:tab/>Cantidad Totales:<text:tab/><text:span text:style-name="T2"><text:placeholder text:placeholder-type="text">&lt;edicion['cant_totales']&gt;</text:placeholder></text:span></text:p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table:number-columns-spanned="5" office:value-type="string">
            <text:p text:style-name="P18">GUIA DE INSE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8">PRODUCTO</text:p>
          </table:table-cell>
          <table:table-cell table:style-name="Table5.A2" office:value-type="string">
            <text:p text:style-name="P18">TEXTO</text:p>
          </table:table-cell>
          <table:table-cell table:style-name="Table5.A2" office:value-type="string">
            <text:p text:style-name="P18">UBICACION</text:p>
          </table:table-cell>
          <table:table-cell table:style-name="Table5.A2" office:value-type="string">
            <text:p text:style-name="P18">MEDIDAS</text:p>
          </table:table-cell>
          <table:table-cell table:style-name="Table5.E2" office:value-type="string">
            <text:p text:style-name="P18">IMPRESION PROPIA</text:p>
          </table:table-cell>
        </table:table-row>
        <table:table-row>
          <table:table-cell table:style-name="Table5.A3" table:number-columns-spanned="5" office:value-type="string">
            <text:p text:style-name="P6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4" table:number-columns-spanned="5" office:value-type="string">
            <text:p text:style-name="P6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5" table:number-columns-spanned="5" office:value-type="string">
            <text:p text:style-name="P6"><text:placeholder text:placeholder-type="text">&lt;when test="p.state != 'cancelada' and p.producto.category.name == 'Insert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6" office:value-type="string">
            <text:p text:style-name="P14"><text:placeholder text:placeholder-type="text">&lt;p.producto.name&gt;</text:placeholder></text:p>
          </table:table-cell>
          <table:table-cell table:style-name="Table5.B6" office:value-type="string">
            <text:p text:style-name="P14"><text:placeholder text:placeholder-type="text">&lt;p.descrip.split('TEXTO DEL AVISO:')[-1]&gt;</text:placeholder></text:p>
          </table:table-cell>
          <table:table-cell table:style-name="Table5.C6" office:value-type="string">
            <text:p text:style-name="P14"><text:placeholder text:placeholder-type="text">&lt;p.ubicacion&gt;</text:placeholder></text:p>
          </table:table-cell>
          <table:table-cell table:style-name="Table5.D6" office:value-type="string">
            <text:p text:style-name="P14"/>
          </table:table-cell>
          <table:table-cell table:style-name="Table5.E6" office:value-type="string">
            <text:p text:style-name="P14"><text:placeholder text:placeholder-type="text">&lt;(p.descrip.split('Impresion propia: ')[-1]).split(')\n')[0]&gt;</text:placeholder></text:p>
          </table:table-cell>
        </table:table-row>
        <table:table-row>
          <table:table-cell table:style-name="Table5.A7" table:number-columns-spanned="5" office:value-type="string">
            <text:p text:style-name="P10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8" table:number-columns-spanned="5" office:value-type="string">
            <text:p text:style-name="P10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9" table:number-columns-spanned="5" office:value-type="string">
            <text:p text:style-name="P10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0" table:number-columns-spanned="5" office:value-type="string">
            <text:p text:style-name="P6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1" table:number-columns-spanned="5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2"/>
      <text:p text:style-name="P1"/>
      <text:p text:style-name="P1"/>
      <text:p text:style-name="P1"/>
      <text:p text:style-name="P1"/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18">GUIA DE SUPLEMENTOS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8">PRODUCTO</text:p>
          </table:table-cell>
          <table:table-cell table:style-name="Table6.A2" office:value-type="string">
            <text:p text:style-name="P18">TEXTO</text:p>
          </table:table-cell>
          <table:table-cell table:style-name="Table6.A2" office:value-type="string">
            <text:p text:style-name="P18">UBICACION</text:p>
          </table:table-cell>
          <table:table-cell table:style-name="Table6.D2" office:value-type="string">
            <text:p text:style-name="P18">MEDIDAS</text:p>
          </table:table-cell>
        </table:table-row>
        <table:table-row>
          <table:table-cell table:style-name="Table6.A5" table:number-columns-spanned="4" office:value-type="string">
            <text:p text:style-name="P6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5" table:number-columns-spanned="4" office:value-type="string">
            <text:p text:style-name="P6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5" table:number-columns-spanned="4" office:value-type="string">
            <text:p text:style-name="P6"><text:placeholder text:placeholder-type="text">&lt;when test="p.state != 'cancelada' and p.producto.category.name == 'Suplemento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6" office:value-type="string">
            <text:p text:style-name="P14"><text:placeholder text:placeholder-type="text">&lt;p.producto.name&gt;</text:placeholder></text:p>
          </table:table-cell>
          <table:table-cell table:style-name="Table6.B6" office:value-type="string">
            <text:p text:style-name="P14"><text:placeholder text:placeholder-type="text">&lt;p.descrip.split('TEXTO DEL AVISO:')[-1]&gt;</text:placeholder></text:p>
          </table:table-cell>
          <table:table-cell table:style-name="Table6.C6" office:value-type="string">
            <text:p text:style-name="P14"><text:placeholder text:placeholder-type="text">&lt;p.ubicacion&gt;</text:placeholder></text:p>
          </table:table-cell>
          <table:table-cell table:style-name="Table6.D6" office:value-type="string">
            <text:p text:style-name="P16"/>
          </table:table-cell>
        </table:table-row>
        <table:table-row>
          <table:table-cell table:style-name="Table6.A7" table:number-columns-spanned="4" office:value-type="string">
            <text:p text:style-name="P10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 table:style-name="Table6.8">
          <table:table-cell table:style-name="Table6.A8" table:number-columns-spanned="4" office:value-type="string">
            <text:p text:style-name="P10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11" table:number-columns-spanned="4" office:value-type="string">
            <text:p text:style-name="P10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11" table:number-columns-spanned="4" office:value-type="string">
            <text:p text:style-name="P6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11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"/>
      <text:p text:style-name="P3"><text:placeholder text:placeholder-type="text">&lt;/for&gt;</text:placeholder></text:p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1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7" meta:image-count="0" meta:object-count="0" meta:page-count="12" meta:paragraph-count="262" meta:word-count="963" meta:character-count="9125" meta:non-whitespace-character-count="8388"/>
    <meta:user-defined meta:name="Info 1"/>
    <meta:user-defined meta:name="Info 2"/>
    <meta:user-defined meta:name="Info 3"/>
    <meta:user-defined meta:name="Info 4"/>
  </office:meta>
</office:document-meta>
</file>